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subtitle">
      <style:graphic-properties draw:fill-color="#ffffff" draw:auto-grow-height="true" fo:min-height="13.859cm"/>
    </style:style>
    <style:style style:name="P1" style:family="paragraph">
      <style:text-properties fo:font-family="'DejaVu Serif'" style:font-family-generic="roman" style:font-pitch="variable" fo:font-size="40pt" style:font-size-asian="40pt" style:font-size-complex="40pt"/>
    </style:style>
    <style:style style:name="P2" style:family="paragraph">
      <style:text-properties fo:font-family="'DejaVu Serif'" style:font-family-generic="roman" style:font-pitch="variable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family="'DejaVu Serif'" style:font-family-generic="roman" style:font-pitch="variable" fo:font-size="40pt" style:font-size-asian="40pt" style:font-size-complex="40pt"/>
    </style:style>
    <style:style style:name="T2" style:family="text">
      <style:text-properties fo:font-family="'DejaVu Serif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878cm" svg:height="1.894cm" svg:x="2.794cm" svg:y="4.964cm">
          <draw:text-box>
            <text:p text:style-name="P1"><text:span text:style-name="T1">Gergely Imreh</text:span></text:p>
          </draw:text-box>
        </draw:frame>
        <draw:frame draw:style-name="gr1" draw:text-style-name="P2" draw:layer="layout" svg:width="7.017cm" svg:height="0.988cm" svg:x="14.478cm" svg:y="11.458cm">
          <draw:text-box>
            <text:p text:style-name="P2"><text:span text:style-name="T2">Write me somet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b </meta:initial-creator>
    <meta:creation-date>2012-03-20T10:01:49</meta:creation-date>
    <meta:editing-duration>P1DT3H43M9S</meta:editing-duration>
    <meta:editing-cycles>2</meta:editing-cycles>
    <dc:date>2012-03-21T14:00:08</dc:date>
    <dc:creator>Lab </dc:creator>
    <meta:document-statistic meta:object-count="101"/>
    <meta:generator>LibreOffice/3.4$Unix LibreOffice_project/340m1$Build-402</meta:generator>
  </office:meta>
</office:document-meta>
</file>